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fo:font-variant="normal" fo:text-transform="none" fo:color="#000000" style:text-outline="false" style:text-line-through-style="none" style:font-name="Arial" fo:font-size="11pt" fo:font-style="normal" fo:text-shadow="none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style:font-name="Arial" fo:font-size="12pt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bca83505-2f6a-e006-ca48-7b0b011860a7"/>Relatório de Monitoramento – 31/05/2015</text:p>
      <text:p text:style-name="P7"/>
      <text:p text:style-name="P3">Verificação do planejamento com relação ao:</text:p>
      <text:p text:style-name="P7"/>
      <text:p text:style-name="P5"><text:span text:style-name="T2">Cronograma: </text:span><text:span text:style-name="T4">As atividades do 2º Sprint foram realizadas e tudo foi entregue conforme o cronograma. Foi estabelecido em reunião com um interessado do projeto, que seria adicionado um terceiro sprint no projeto. Portanto, serão adicionados alguns casos de uso <text:s/>do docuento de especificação de objetivos e requisitos. </text:span></text:p>
      <text:p text:style-name="P5"><text:span text:style-name="T4"><text:tab/>Maiores informações bem como sobre as estimativas e tempo para conclusão de outras atividades encontram-se no relatório do KanbanFlow. <text:s/>A versão do relatório do KanbanFlow referente ao final deste sprint encontra-se </text:span><text:a xlink:type="simple" xlink:href="../../git/SVRI/1-Gerência/1.02-Gerência%20de%20Projeto%20de%20Software/1.02.01-Scrum/Relatório%20KanbanFlow%20-%2003-06-2015.pdf" text:style-name="Internet_20_link" text:visited-style-name="Visited_20_Internet_20_Link">aqui.</text:a></text:p>
      <text:p text:style-name="P7"/>
      <text:p text:style-name="P7"><text:span text:style-name="T7">Marcos de Projeto: </text:span><text:span text:style-name="T8">O marco d</text:span><text:span text:style-name="T8">o</text:span><text:span text:style-name="T8"> projeto </text:span><text:span text:style-name="T8">ocorr</text:span><text:span text:style-name="T8">eu através da reunião de revisão do </text:span><text:span text:style-name="T8">2º S</text:span><text:span text:style-name="T8">print. </text:span><text:span text:style-name="T8">A</text:span><text:span text:style-name="T8">ta de reunião </text:span><text:a xlink:type="simple" xlink:href="../../git/SVRI/1-Gerência/1.01-Cronograma%20e%20Atas%20de%20Reunião/Ata%20de%20reunião%20-%20Sprint%202%20-%20Revisões%20e%20Retrospectiva.odt" text:style-name="Internet_20_link" text:visited-style-name="Visited_20_Internet_20_Link"><text:span text:style-name="T9">aqui.</text:span></text:a></text:p>
      <text:p text:style-name="P7"/>
      <text:p text:style-name="P7"><text:span text:style-name="T7">Comunicação:</text:span> As reuniões de stand up meetings acontecem conforme planejamento, diaramente na UFG ou via Hangout quando necessário. Os e-mails continuam sendo enviados pela própria ferramenta do KanbanFlow assim que uma nova atividade é cadastrada. </text:p>
      <text:p text:style-name="P7"/>
      <text:p text:style-name="P5"><text:span text:style-name="T2">Riscos:</text:span><text:span text:style-name="T1"> </text:span><text:span text:style-name="T1">A</text:span><text:span text:style-name="T1"> equipe </text:span><text:span text:style-name="T1">ganhou e </text:span><text:span text:style-name="T1">está ganhando mais experiência </text:span><text:span text:style-name="T1">a cada interação</text:span><text:span text:style-name="T1"> na implementação do projeto, </text:span><text:span text:style-name="T1">com isso so</text:span><text:span text:style-name="T1"> risco</text:span><text:span text:style-name="T1">s</text:span><text:span text:style-name="T1"> </text:span><text:span text:style-name="T1">foram</text:span><text:span text:style-name="T1"> reduzido</text:span><text:span text:style-name="T1">s</text:span><text:span text:style-name="T1">. Não foi relatada ou notada nenhuma modificação com relação aos riscos até o momento.</text:span></text:p>
      <text:p text:style-name="P4"/>
      <text:p text:style-name="P5"><text:span text:style-name="T2">Custo:</text:span><text:span text:style-name="T1"> O custo para o projeto permanece o mesmo. Não foi necessário que nenhum membro da equipe aumentasse ou diminuisse as horas disponíveis neste sprint.</text:span></text:p>
      <text:p text:style-name="P1"/>
      <text:p text:style-name="P6"><text:span text:style-name="T5">Atividades: </text:span><text:span text:style-name="T6">A equipe não encontrou problemas ao executar o processo e as atividades relativas ao ciclo de vida definido, sendo assim todas as atividades foram concluídas e entregues dentro do prazo e com bom rendimento. </text:span></text:p>
      <text:p text:style-name="P6"><text:span text:style-name="T6">A equipe de desenvolvimento afirmou ser possível concluir os casos de uso quando da inclusão de mais um Sprint ao desenvolvimento. A mesma afirmou que houve um aumento na curva de aprendizado do 1º ao 2º Sprint, o que foi bastante motivador após muitos erros, bem como que o desenvolvimento será mais rápido a partir deste Spr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07T14:27:31.85</meta:creation-date>
    <dc:date>2015-06-04T17:42:21.61</dc:date>
    <meta:editing-duration>PT4H26M16S</meta:editing-duration>
    <meta:editing-cycles>28</meta:editing-cycles>
    <meta:generator>OpenOffice/4.1.1$Win32 OpenOffice.org_project/411m6$Build-9775</meta:generator>
    <meta:document-statistic meta:table-count="0" meta:image-count="0" meta:object-count="0" meta:page-count="1" meta:paragraph-count="10" meta:word-count="298" meta:character-count="1905"/>
    <dc:creator>Daniel de Oliveira Vasconcelos</dc:creator>
  </office:meta>
</office:document-meta>
</file>